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9999ff"/>
    </style:style>
  </office:automatic-styles>
  <office:body>
    <office:spreadsheet>
      <table:table table:name="Feuille1" table:style-name="ta1" table:print="false">
        <table:table-column table:style-name="co1" table:number-columns-repeated="7" table:default-cell-style-name="Default"/>
        <table:table-row table:style-name="ro3">
          <table:table-cell/>
          <table:table-cell office:value-type="string">
            <text:p>ps</text:p>
          </table:table-cell>
          <table:table-cell office:value-type="string">
            <text:p>ld</text:p>
          </table:table-cell>
          <table:table-cell office:value-type="string">
            <text:p>sg</text:p>
          </table:table-cell>
          <table:table-cell office:value-type="string">
            <text:p>sn</text:p>
          </table:table-cell>
          <table:table-cell office:value-type="string">
            <text:p>cl</text:p>
          </table:table-cell>
          <table:table-cell/>
        </table:table-row>
        <table:table-row table:style-name="ro3">
          <table:table-cell office:value-type="string">
            <text:p>stone, mountain</text:p>
          </table:table-cell>
          <table:table-cell table:style-name="ce1" office:value-type="string">
            <text:p>s-man(i)</text:p>
          </table:table-cell>
          <table:table-cell table:style-name="ce1" office:value-type="string">
            <text:p>sbádil</text:p>
          </table:table-cell>
          <table:table-cell/>
          <table:table-cell office:value-type="string">
            <text:p>sŋenət</text:p>
          </table:table-cell>
          <table:table-cell office:value-type="string">
            <text:p>sŋant</text:p>
          </table:table-cell>
          <table:table-cell/>
        </table:table-row>
        <table:table-row table:style-name="ro3">
          <table:table-cell office:value-type="string">
            <text:p>nose</text:p>
          </table:table-cell>
          <table:table-cell office:value-type="string">
            <text:p>*məqsn</text:p>
          </table:table-cell>
          <table:table-cell office:value-type="string">
            <text:p>bə́qsəd</text:p>
          </table:table-cell>
          <table:table-cell/>
          <table:table-cell office:value-type="string">
            <text:p>ŋəqsn</text:p>
          </table:table-cell>
          <table:table-cell office:value-type="string">
            <text:p>ŋəqsn</text:p>
          </table:table-cell>
          <table:table-cell/>
        </table:table-row>
        <table:table-row table:style-name="ro3">
          <table:table-cell office:value-type="string">
            <text:p>louse</text:p>
          </table:table-cell>
          <table:table-cell office:value-type="string">
            <text:p>*məxk'n</text:p>
          </table:table-cell>
          <table:table-cell office:value-type="string">
            <text:p>bəšč'ad</text:p>
          </table:table-cell>
          <table:table-cell office:value-type="string">
            <text:p>ŋəsn</text:p>
          </table:table-cell>
          <table:table-cell office:value-type="string">
            <text:p>ŋəs'n</text:p>
          </table:table-cell>
          <table:table-cell office:value-type="string">
            <text:p>ŋə́scən</text:p>
          </table:table-cell>
          <table:table-cell/>
        </table:table-row>
        <table:table-row table:style-name="ro3">
          <table:table-cell office:value-type="string">
            <text:p>meat</text:p>
          </table:table-cell>
          <table:table-cell office:value-type="string">
            <text:p>*(s)mayac</text:p>
          </table:table-cell>
          <table:table-cell office:value-type="string">
            <text:p>biac</text:p>
          </table:table-cell>
          <table:table-cell office:value-type="string">
            <text:p>smeyəs</text:p>
          </table:table-cell>
          <table:table-cell office:value-type="string">
            <text:p>sməyəθ</text:p>
          </table:table-cell>
          <table:table-cell office:value-type="string">
            <text:p>smayəc</text:p>
          </table:table-cell>
          <table:table-cell office:value-type="string">
            <text:p>borrowed</text:p>
          </table:table-cell>
        </table:table-row>
        <table:table-row table:style-name="ro3">
          <table:table-cell office:value-type="string">
            <text:p>child</text:p>
          </table:table-cell>
          <table:table-cell office:value-type="string">
            <text:p>*məna</text:p>
          </table:table-cell>
          <table:table-cell office:value-type="string">
            <text:p>bədáʔ</text:p>
          </table:table-cell>
          <table:table-cell table:number-columns-repeated="4"/>
        </table:table-row>
        <table:table-row table:style-name="ro3">
          <table:table-cell office:value-type="string">
            <text:p>four</text:p>
          </table:table-cell>
          <table:table-cell office:value-type="string">
            <text:p>*mus</text:p>
          </table:table-cell>
          <table:table-cell office:value-type="string">
            <text:p>bus</text:p>
          </table:table-cell>
          <table:table-cell office:value-type="string">
            <text:p>ŋəs</text:p>
          </table:table-cell>
          <table:table-cell office:value-type="string">
            <text:p>ŋas</text:p>
          </table:table-cell>
          <table:table-cell office:value-type="string">
            <text:p>ŋus</text:p>
          </table:table-cell>
          <table:table-cell/>
        </table:table-row>
        <table:table-row table:style-name="ro3">
          <table:table-cell office:value-type="string">
            <text:p>swallow</text:p>
          </table:table-cell>
          <table:table-cell office:value-type="string">
            <text:p>*məq'</text:p>
          </table:table-cell>
          <table:table-cell office:value-type="string">
            <text:p>bəq'</text:p>
          </table:table-cell>
          <table:table-cell/>
          <table:table-cell office:value-type="string">
            <text:p>ŋəq'ət</text:p>
          </table:table-cell>
          <table:table-cell office:value-type="string">
            <text:p>ŋəq'ə́t</text:p>
          </table:table-cell>
          <table:table-cell/>
        </table:table-row>
        <table:table-row table:style-name="ro3">
          <table:table-cell office:value-type="string">
            <text:p>pus / brain</text:p>
          </table:table-cell>
          <table:table-cell office:value-type="string">
            <text:p>*məc' -qin</text:p>
          </table:table-cell>
          <table:table-cell office:value-type="string">
            <text:p>bəc'uləb / sc'əbqid</text:p>
          </table:table-cell>
          <table:table-cell office:value-type="string">
            <text:p>ŋəcəɬ</text:p>
          </table:table-cell>
          <table:table-cell office:value-type="string">
            <text:p>ŋə́ç'əɬ</text:p>
          </table:table-cell>
          <table:table-cell office:value-type="string">
            <text:p>ŋəc'ɬč / sc'əmqin (borrowed)</text:p>
          </table:table-cell>
          <table:table-cell/>
        </table:table-row>
        <table:table-row table:style-name="ro3">
          <table:table-cell office:value-type="string">
            <text:p>crane</text:p>
          </table:table-cell>
          <table:table-cell office:value-type="string">
            <text:p>*s-məq'ʷaʔ</text:p>
          </table:table-cell>
          <table:table-cell office:value-type="string">
            <text:p>sbəq'ʷáʔ</text:p>
          </table:table-cell>
          <table:table-cell/>
          <table:table-cell office:value-type="string">
            <text:p>sŋəq'ʷəʔ</text:p>
          </table:table-cell>
          <table:table-cell office:value-type="string">
            <text:p>sŋə́q'ʷuʔ</text:p>
          </table:table-cell>
          <table:table-cell/>
        </table:table-row>
        <table:table-row table:style-name="ro3">
          <table:table-cell office:value-type="string">
            <text:p>swamp</text:p>
          </table:table-cell>
          <table:table-cell office:value-type="string">
            <text:p>*maqʷam</text:p>
          </table:table-cell>
          <table:table-cell office:value-type="string">
            <text:p>xʷbáqʷus</text:p>
          </table:table-cell>
          <table:table-cell/>
          <table:table-cell office:value-type="string">
            <text:p>maqʷəŋ</text:p>
          </table:table-cell>
          <table:table-cell/>
          <table:table-cell office:value-type="string">
            <text:p>semi</text:p>
          </table:table-cell>
        </table:table-row>
        <table:table-row table:style-name="ro3">
          <table:table-cell office:value-type="string">
            <text:p>myth</text:p>
          </table:table-cell>
          <table:table-cell office:value-type="string">
            <text:p>*x̌ʷayam</text:p>
          </table:table-cell>
          <table:table-cell office:value-type="string">
            <text:p>sx̌ʷiʔáb</text:p>
          </table:table-cell>
          <table:table-cell office:value-type="string">
            <text:p>sx̌ʷiʔém'</text:p>
          </table:table-cell>
          <table:table-cell office:value-type="string">
            <text:p>sx̌ʷiʔém'</text:p>
          </table:table-cell>
          <table:table-cell office:value-type="string">
            <text:p>sx̌ʷiʔám'</text:p>
          </table:table-cell>
          <table:table-cell office:value-type="string">
            <text:p>borrowed</text:p>
          </table:table-cell>
        </table:table-row>
        <table:table-row table:style-name="ro3">
          <table:table-cell office:value-type="string">
            <text:p>rope</text:p>
          </table:table-cell>
          <table:table-cell office:value-type="string">
            <text:p>*x̌ʷil'm</text:p>
          </table:table-cell>
          <table:table-cell office:value-type="string">
            <text:p>x̌ʷíləb</text:p>
          </table:table-cell>
          <table:table-cell office:value-type="string">
            <text:p>x̌ʷeʔlm</text:p>
          </table:table-cell>
          <table:table-cell office:value-type="string">
            <text:p>x̌ʷil'm</text:p>
          </table:table-cell>
          <table:table-cell office:value-type="string">
            <text:p>x̌ʷeʔlm</text:p>
          </table:table-cell>
          <table:table-cell office:value-type="string">
            <text:p>borrowed</text:p>
          </table:table-cell>
        </table:table-row>
        <table:table-row table:style-name="ro3">
          <table:table-cell office:value-type="string">
            <text:p>tell</text:p>
          </table:table-cell>
          <table:table-cell office:value-type="string">
            <text:p>*yəc</text:p>
          </table:table-cell>
          <table:table-cell office:value-type="string">
            <text:p>yə́cəb</text:p>
          </table:table-cell>
          <table:table-cell/>
          <table:table-cell office:value-type="string">
            <text:p>yəθasəŋ</text:p>
          </table:table-cell>
          <table:table-cell/>
          <table:table-cell office:value-type="string">
            <text:p>borrowed</text:p>
          </table:table-cell>
        </table:table-row>
        <table:table-row table:style-name="ro3">
          <table:table-cell office:value-type="string">
            <text:p>sell</text:p>
          </table:table-cell>
          <table:table-cell office:value-type="string">
            <text:p>*xʷu/ay</text:p>
          </table:table-cell>
          <table:table-cell office:value-type="string">
            <text:p>xʷúyub</text:p>
          </table:table-cell>
          <table:table-cell office:value-type="string">
            <text:p>xʷayəm</text:p>
          </table:table-cell>
          <table:table-cell office:value-type="string">
            <text:p>xʷəyəm</text:p>
          </table:table-cell>
          <table:table-cell office:value-type="string">
            <text:p>xʷuyəm</text:p>
          </table:table-cell>
          <table:table-cell office:value-type="string">
            <text:p>borrowed</text:p>
          </table:table-cell>
        </table:table-row>
        <table:table-row table:style-name="ro3">
          <table:table-cell office:value-type="string">
            <text:p>top, high, pile</text:p>
          </table:table-cell>
          <table:table-cell office:value-type="string">
            <text:p>*q'ʷum</text:p>
          </table:table-cell>
          <table:table-cell office:value-type="string">
            <text:p>q'ʷəbxʷáčiʔ knuckle</text:p>
          </table:table-cell>
          <table:table-cell/>
          <table:table-cell office:value-type="string">
            <text:p>q'ʷaŋət bring up a child</text:p>
          </table:table-cell>
          <table:table-cell/>
          <table:table-cell office:value-type="string">
            <text:p>?</text:p>
          </table:table-cell>
        </table:table-row>
        <table:table-row table:style-name="ro3">
          <table:table-cell office:value-type="string">
            <text:p>smell</text:p>
          </table:table-cell>
          <table:table-cell office:value-type="string">
            <text:p>*sum'</text:p>
          </table:table-cell>
          <table:table-cell office:value-type="string">
            <text:p>súbud</text:p>
          </table:table-cell>
          <table:table-cell table:number-columns-repeated="2"/>
          <table:table-cell office:value-type="string">
            <text:p>suʔŋət</text:p>
          </table:table-cell>
          <table:table-cell/>
        </table:table-row>
        <table:table-row table:style-name="ro4">
          <table:table-cell office:value-type="string">
            <text:p>smoke (tobacco)</text:p>
          </table:table-cell>
          <table:table-cell office:value-type="string">
            <text:p>*manəxʷ/x</text:p>
          </table:table-cell>
          <table:table-cell office:value-type="string">
            <text:p>sbadəš</text:p>
          </table:table-cell>
          <table:table-cell office:value-type="string">
            <text:p>smenəš</text:p>
          </table:table-cell>
          <table:table-cell office:value-type="string">
            <text:p>smenəš</text:p>
          </table:table-cell>
          <table:table-cell office:value-type="string">
            <text:p>smanəš</text:p>
          </table:table-cell>
          <table:table-cell office:value-type="string">
            <text:p>borrowed (labial+ velar)</text:p>
          </table:table-cell>
        </table:table-row>
        <table:table-row table:style-name="ro3">
          <table:table-cell office:value-type="string">
            <text:p>grandson</text:p>
          </table:table-cell>
          <table:table-cell office:value-type="string">
            <text:p>*ʔimac</text:p>
          </table:table-cell>
          <table:table-cell office:value-type="string">
            <text:p>ʔíbac</text:p>
          </table:table-cell>
          <table:table-cell office:value-type="string">
            <text:p>ʔiŋəs</text:p>
          </table:table-cell>
          <table:table-cell office:value-type="string">
            <text:p>ʔiŋəs</text:p>
          </table:table-cell>
          <table:table-cell office:value-type="string">
            <text:p>ʔiŋəc</text:p>
          </table:table-cell>
          <table:table-cell office:value-type="string">
            <text:p>borrowed</text:p>
          </table:table-cell>
        </table:table-row>
        <table:table-row table:style-name="ro3">
          <table:table-cell office:value-type="string">
            <text:p>feed</text:p>
          </table:table-cell>
          <table:table-cell office:value-type="string">
            <text:p>*ʔu/am</text:p>
          </table:table-cell>
          <table:table-cell office:value-type="string">
            <text:p>ʔab</text:p>
          </table:table-cell>
          <table:table-cell office:value-type="string">
            <text:p>ŋetxʷ</text:p>
          </table:table-cell>
          <table:table-cell office:value-type="string">
            <text:p>ŋetxʷ</text:p>
          </table:table-cell>
          <table:table-cell office:value-type="string">
            <text:p>ʔəŋat</text:p>
          </table:table-cell>
          <table:table-cell/>
        </table:table-row>
        <table:table-row table:style-name="ro4">
          <table:table-cell office:value-type="string">
            <text:p>breast</text:p>
          </table:table-cell>
          <table:table-cell office:value-type="string">
            <text:p>*s-qam</text:p>
          </table:table-cell>
          <table:table-cell office:value-type="string">
            <text:p>sqəbuʔ</text:p>
          </table:table-cell>
          <table:table-cell/>
          <table:table-cell office:value-type="string">
            <text:p>sqəmaʔ</text:p>
          </table:table-cell>
          <table:table-cell office:value-type="string">
            <text:p>sqəmuʔ</text:p>
          </table:table-cell>
          <table:table-cell office:value-type="string">
            <text:p>borrowed</text:p>
          </table:table-cell>
        </table:table-row>
        <table:table-row table:style-name="ro4">
          <table:table-cell office:value-type="string">
            <text:p>world</text:p>
          </table:table-cell>
          <table:table-cell office:value-type="string">
            <text:p>*tmixʷ</text:p>
          </table:table-cell>
          <table:table-cell/>
          <table:table-cell office:value-type="string">
            <text:p>təŋəxʷ</text:p>
          </table:table-cell>
          <table:table-cell office:value-type="string">
            <text:p>təŋəxʷ</text:p>
          </table:table-cell>
          <table:table-cell office:value-type="string">
            <text:p>sčətəŋxʷ</text:p>
          </table:table-cell>
          <table:table-cell/>
        </table:table-row>
        <table:table-row table:style-name="ro4">
          <table:table-cell office:value-type="string">
            <text:p>maiden</text:p>
          </table:table-cell>
          <table:table-cell office:value-type="string">
            <text:p>*q'aʔmayʔ</text:p>
          </table:table-cell>
          <table:table-cell office:value-type="string">
            <text:p>q'abəyʔ</text:p>
          </table:table-cell>
          <table:table-cell/>
          <table:table-cell office:value-type="string">
            <text:p>q'eʔŋiʔ</text:p>
          </table:table-cell>
          <table:table-cell office:value-type="string">
            <text:p>q'áʔŋiʔ</text:p>
          </table:table-cell>
          <table:table-cell/>
        </table:table-row>
        <table:table-row table:style-name="ro4">
          <table:table-cell office:value-type="string">
            <text:p>bite</text:p>
          </table:table-cell>
          <table:table-cell office:value-type="string">
            <text:p>*k'əm</text:p>
          </table:table-cell>
          <table:table-cell/>
          <table:table-cell office:value-type="string">
            <text:p>c'ə́ŋət</text:p>
          </table:table-cell>
          <table:table-cell office:value-type="string">
            <text:p>c'ŋət</text:p>
          </table:table-cell>
          <table:table-cell table:number-columns-repeated="2"/>
        </table:table-row>
        <table:table-row table:style-name="ro4">
          <table:table-cell office:value-type="string">
            <text:p>other, enemy</text:p>
          </table:table-cell>
          <table:table-cell office:value-type="string">
            <text:p>*xəm</text:p>
          </table:table-cell>
          <table:table-cell office:value-type="string">
            <text:p>šəbad</text:p>
          </table:table-cell>
          <table:table-cell office:value-type="string">
            <text:p>šəme:n</text:p>
          </table:table-cell>
          <table:table-cell office:value-type="string">
            <text:p>šəmen</text:p>
          </table:table-cell>
          <table:table-cell office:value-type="string">
            <text:p>šəman</text:p>
          </table:table-cell>
          <table:table-cell office:value-type="string">
            <text:p>borrowed (labial+ velar)</text:p>
          </table:table-cell>
        </table:table-row>
        <table:table-row table:style-name="ro4">
          <table:table-cell office:value-type="string">
            <text:p>steep</text:p>
          </table:table-cell>
          <table:table-cell office:value-type="string">
            <text:p>*xal</text:p>
          </table:table-cell>
          <table:table-cell table:number-columns-repeated="2"/>
          <table:table-cell office:value-type="string">
            <text:p>šəlŋ climb</text:p>
          </table:table-cell>
          <table:table-cell/>
          <table:table-cell office:value-type="string">
            <text:p>semi</text:p>
          </table:table-cell>
        </table:table-row>
        <table:table-row table:style-name="ro4">
          <table:table-cell office:value-type="string">
            <text:p>twice</text:p>
          </table:table-cell>
          <table:table-cell office:value-type="string">
            <text:p>*cam</text:p>
          </table:table-cell>
          <table:table-cell office:value-type="string">
            <text:p>cəb-</text:p>
          </table:table-cell>
          <table:table-cell table:number-columns-repeated="2"/>
          <table:table-cell office:value-type="string">
            <text:p>cəŋəɬnat tuesday</text:p>
          </table:table-cell>
          <table:table-cell/>
        </table:table-row>
        <table:table-row table:style-name="ro4">
          <table:table-cell office:value-type="string">
            <text:p>eyebrow</text:p>
          </table:table-cell>
          <table:table-cell office:value-type="string">
            <text:p>*cum</text:p>
          </table:table-cell>
          <table:table-cell office:value-type="string">
            <text:p>cubəd</text:p>
          </table:table-cell>
          <table:table-cell office:value-type="string">
            <text:p>saŋn</text:p>
          </table:table-cell>
          <table:table-cell office:value-type="string">
            <text:p>θaŋn</text:p>
          </table:table-cell>
          <table:table-cell/>
          <table:table-cell office:value-type="string">
            <text:p>double</text:p>
          </table:table-cell>
        </table:table-row>
        <table:table-row table:style-name="ro4">
          <table:table-cell office:value-type="string">
            <text:p>sword fern</text:p>
          </table:table-cell>
          <table:table-cell office:value-type="string">
            <text:p>*s-(c)x̌alm</text:p>
          </table:table-cell>
          <table:table-cell table:style-name="ce2" office:value-type="string">
            <text:p>sx̌ax̌əlč</text:p>
          </table:table-cell>
          <table:table-cell office:value-type="string">
            <text:p>sx̌elm'</text:p>
          </table:table-cell>
          <table:table-cell table:style-name="ce3" office:value-type="string">
            <text:p>sθx̌elm</text:p>
          </table:table-cell>
          <table:table-cell office:value-type="string">
            <text:p>scx̌ayəm'</text:p>
          </table:table-cell>
          <table:table-cell office:value-type="string">
            <text:p>semi</text:p>
          </table:table-cell>
        </table:table-row>
        <table:table-row table:style-name="ro2">
          <table:table-cell table:number-columns-repeated="7"/>
        </table:table-row>
        <table:table-row table:style-name="ro4">
          <table:table-cell office:value-type="string">
            <text:p>thin, flat</text:p>
          </table:table-cell>
          <table:table-cell office:value-type="string">
            <text:p>*pal</text:p>
          </table:table-cell>
          <table:table-cell office:value-type="string">
            <text:p>spáɬx̌ad marsh flats</text:p>
          </table:table-cell>
          <table:table-cell/>
          <table:table-cell office:value-type="string">
            <text:p>spəɬx̌n</text:p>
          </table:table-cell>
          <table:table-cell office:value-type="string">
            <text:p>spəɬx̌n</text:p>
          </table:table-cell>
          <table:table-cell office:value-type="string">
            <text:p>borrowed</text:p>
          </table:table-cell>
        </table:table-row>
        <table:table-row table:style-name="ro4">
          <table:table-cell office:value-type="string">
            <text:p>thick</text:p>
          </table:table-cell>
          <table:table-cell office:value-type="string">
            <text:p>*pəɬ</text:p>
          </table:table-cell>
          <table:table-cell office:value-type="string">
            <text:p>pəɬt</text:p>
          </table:table-cell>
          <table:table-cell office:value-type="string">
            <text:p>čɬət</text:p>
          </table:table-cell>
          <table:table-cell office:value-type="string">
            <text:p>čɬət</text:p>
          </table:table-cell>
          <table:table-cell office:value-type="string">
            <text:p>čɬət</text:p>
          </table:table-cell>
          <table:table-cell/>
        </table:table-row>
        <table:table-row table:style-name="ro4">
          <table:table-cell office:value-type="string">
            <text:p>time, period</text:p>
          </table:table-cell>
          <table:table-cell office:value-type="string">
            <text:p>*pan</text:p>
          </table:table-cell>
          <table:table-cell office:value-type="string">
            <text:p>pədtab when ?</text:p>
          </table:table-cell>
          <table:table-cell/>
          <table:table-cell office:value-type="string">
            <text:p>čən'teŋ</text:p>
          </table:table-cell>
          <table:table-cell office:value-type="string">
            <text:p>čənʔtaŋ</text:p>
          </table:table-cell>
          <table:table-cell office:value-type="string">
            <text:p>double</text:p>
          </table:table-cell>
        </table:table-row>
        <table:table-row table:style-name="ro4">
          <table:table-cell office:value-type="string">
            <text:p>scatter, powder</text:p>
          </table:table-cell>
          <table:table-cell office:value-type="string">
            <text:p>*pəq'ʷ</text:p>
          </table:table-cell>
          <table:table-cell/>
          <table:table-cell office:value-type="string">
            <text:p>pəq'ʷŋ</text:p>
          </table:table-cell>
          <table:table-cell office:value-type="string">
            <text:p>pək'ʷŋ</text:p>
          </table:table-cell>
          <table:table-cell table:number-columns-repeated="2"/>
        </table:table-row>
        <table:table-row table:style-name="ro4">
          <table:table-cell office:value-type="string">
            <text:p>notice, think</text:p>
          </table:table-cell>
          <table:table-cell office:value-type="string">
            <text:p>*pit</text:p>
          </table:table-cell>
          <table:table-cell office:value-type="string">
            <text:p>pitəb</text:p>
          </table:table-cell>
          <table:table-cell/>
          <table:table-cell office:value-type="string">
            <text:p>pitnəxʷ</text:p>
          </table:table-cell>
          <table:table-cell table:number-columns-repeated="2"/>
        </table:table-row>
        <table:table-row table:style-name="ro4">
          <table:table-cell office:value-type="string">
            <text:p>sew</text:p>
          </table:table-cell>
          <table:table-cell office:value-type="string">
            <text:p>*p'ac'</text:p>
          </table:table-cell>
          <table:table-cell office:value-type="string">
            <text:p>p'ác'ad</text:p>
          </table:table-cell>
          <table:table-cell office:value-type="string">
            <text:p>č'eç'ət</text:p>
          </table:table-cell>
          <table:table-cell office:value-type="string">
            <text:p>č'eç'ət</text:p>
          </table:table-cell>
          <table:table-cell office:value-type="string">
            <text:p>č'ac'</text:p>
          </table:table-cell>
          <table:table-cell/>
        </table:table-row>
        <table:table-row table:style-name="ro4">
          <table:table-cell office:value-type="string">
            <text:p>overflow</text:p>
          </table:table-cell>
          <table:table-cell office:value-type="string">
            <text:p>*p'il</text:p>
          </table:table-cell>
          <table:table-cell office:value-type="string">
            <text:p>p'iləb</text:p>
          </table:table-cell>
          <table:table-cell/>
          <table:table-cell office:value-type="string">
            <text:p>p'ilŋ</text:p>
          </table:table-cell>
          <table:table-cell/>
          <table:table-cell office:value-type="string">
            <text:p>semi</text:p>
          </table:table-cell>
        </table:table-row>
        <table:table-row table:style-name="ro4">
          <table:table-cell office:value-type="string">
            <text:p>smoke, fog</text:p>
          </table:table-cell>
          <table:table-cell office:value-type="string">
            <text:p>*p'u/atɬ'</text:p>
          </table:table-cell>
          <table:table-cell/>
          <table:table-cell office:value-type="string">
            <text:p>sp'atɬ'ŋ</text:p>
          </table:table-cell>
          <table:table-cell office:value-type="string">
            <text:p>sp'atɬ'ŋ</text:p>
          </table:table-cell>
          <table:table-cell/>
          <table:table-cell office:value-type="string">
            <text:p>semi</text:p>
          </table:table-cell>
        </table:table-row>
        <table:table-row table:style-name="ro4">
          <table:table-cell office:value-type="string">
            <text:p>squeeze</text:p>
          </table:table-cell>
          <table:table-cell office:value-type="string">
            <text:p>*p'ic'</text:p>
          </table:table-cell>
          <table:table-cell office:value-type="string">
            <text:p>p'əc' defecate</text:p>
          </table:table-cell>
          <table:table-cell/>
          <table:table-cell office:value-type="string">
            <text:p>č'ç'ət wring out</text:p>
          </table:table-cell>
          <table:table-cell office:value-type="string">
            <text:p>č'c'-</text:p>
          </table:table-cell>
          <table:table-cell/>
        </table:table-row>
        <table:table-row table:style-name="ro4">
          <table:table-cell office:value-type="string">
            <text:p>watertight basket</text:p>
          </table:table-cell>
          <table:table-cell office:value-type="string">
            <text:p>*s-pəčuʔ</text:p>
          </table:table-cell>
          <table:table-cell office:value-type="string">
            <text:p>spəčuʔ</text:p>
          </table:table-cell>
          <table:table-cell/>
          <table:table-cell office:value-type="string">
            <text:p>spčaʔ</text:p>
          </table:table-cell>
          <table:table-cell office:value-type="string">
            <text:p>spčuʔ</text:p>
          </table:table-cell>
          <table:table-cell office:value-type="string">
            <text:p>borrowed</text:p>
          </table:table-cell>
        </table:table-row>
        <table:table-row table:style-name="ro4">
          <table:table-cell office:value-type="string">
            <text:p>be split</text:p>
          </table:table-cell>
          <table:table-cell office:value-type="string">
            <text:p>*pax̌</text:p>
          </table:table-cell>
          <table:table-cell office:value-type="string">
            <text:p>pax̌</text:p>
          </table:table-cell>
          <table:table-cell table:number-columns-repeated="2"/>
          <table:table-cell office:value-type="string">
            <text:p>čx̌aʔyíwc</text:p>
          </table:table-cell>
          <table:table-cell/>
        </table:table-row>
        <table:table-row table:style-name="ro4">
          <table:table-cell office:value-type="string">
            <text:p>float</text:p>
          </table:table-cell>
          <table:table-cell office:value-type="string">
            <text:p>*p'akʷ</text:p>
          </table:table-cell>
          <table:table-cell table:number-columns-repeated="2"/>
          <table:table-cell office:value-type="string">
            <text:p>sp'akʷəɬ</text:p>
          </table:table-cell>
          <table:table-cell office:value-type="string">
            <text:p>p'akʷŋ</text:p>
          </table:table-cell>
          <table:table-cell office:value-type="string">
            <text:p>semi</text:p>
          </table:table-cell>
        </table:table-row>
        <table:table-row table:style-name="ro4">
          <table:table-cell office:value-type="string">
            <text:p>flounder</text:p>
          </table:table-cell>
          <table:table-cell office:value-type="string">
            <text:p>*p'əway'</text:p>
          </table:table-cell>
          <table:table-cell office:value-type="string">
            <text:p>*p'uáyʔ</text:p>
          </table:table-cell>
          <table:table-cell/>
          <table:table-cell office:value-type="string">
            <text:p>p'ə́wiʔ</text:p>
          </table:table-cell>
          <table:table-cell office:value-type="string">
            <text:p>p'ə́wiʔ</text:p>
          </table:table-cell>
          <table:table-cell office:value-type="string">
            <text:p>borrowed</text:p>
          </table:table-cell>
        </table:table-row>
        <table:table-row table:style-name="ro4">
          <table:table-cell office:value-type="string">
            <text:p>bury</text:p>
          </table:table-cell>
          <table:table-cell office:value-type="string">
            <text:p>*pən</text:p>
          </table:table-cell>
          <table:table-cell office:value-type="string">
            <text:p>pəd</text:p>
          </table:table-cell>
          <table:table-cell/>
          <table:table-cell office:value-type="string">
            <text:p>čənət</text:p>
          </table:table-cell>
          <table:table-cell table:number-columns-repeated="2"/>
        </table:table-row>
        <table:table-row table:style-name="ro2" table:number-rows-repeated="4">
          <table:table-cell table:number-columns-repeated="7"/>
        </table:table-row>
        <table:table-row table:style-name="ro4">
          <table:table-cell office:value-type="string">
            <text:p>neck</text:p>
          </table:table-cell>
          <table:table-cell office:value-type="string">
            <text:p>*-aps(m)</text:p>
          </table:table-cell>
          <table:table-cell office:value-type="string">
            <text:p>_apsəb</text:p>
          </table:table-cell>
          <table:table-cell/>
          <table:table-cell office:value-type="string">
            <text:p>_ečsŋ</text:p>
          </table:table-cell>
          <table:table-cell office:value-type="string">
            <text:p>_ačšŋ</text:p>
          </table:table-cell>
          <table:table-cell office:value-type="string">
            <text:p>double</text:p>
          </table:table-cell>
        </table:table-row>
        <table:table-row table:style-name="ro4">
          <table:table-cell office:value-type="string">
            <text:p>life force</text:p>
          </table:table-cell>
          <table:table-cell office:value-type="string">
            <text:p>*-mixʷ</text:p>
          </table:table-cell>
          <table:table-cell office:value-type="string">
            <text:p>ʔaciɬtalbixʷ </text:p>
          </table:table-cell>
          <table:table-cell/>
          <table:table-cell office:value-type="string">
            <text:p>_ŋəxʷ</text:p>
          </table:table-cell>
          <table:table-cell office:value-type="string">
            <text:p>ʔəcɬtayŋxʷ person</text:p>
          </table:table-cell>
          <table:table-cell/>
        </table:table-row>
        <table:table-row table:style-name="ro4">
          <table:table-cell office:value-type="string">
            <text:p>&gt;1sg obj</text:p>
          </table:table-cell>
          <table:table-cell office:value-type="string">
            <text:p>*-mx</text:p>
          </table:table-cell>
          <table:table-cell office:value-type="string">
            <text:p>_bš</text:p>
          </table:table-cell>
          <table:table-cell office:value-type="string">
            <text:p>_ŋəs</text:p>
          </table:table-cell>
          <table:table-cell office:value-type="string">
            <text:p>_ŋəs</text:p>
          </table:table-cell>
          <table:table-cell table:number-columns-repeated="2"/>
        </table:table-row>
        <table:table-row table:style-name="ro4">
          <table:table-cell office:value-type="string">
            <text:p>bottom</text:p>
          </table:table-cell>
          <table:table-cell office:value-type="string">
            <text:p>*-ap</text:p>
          </table:table-cell>
          <table:table-cell office:value-type="string">
            <text:p>_ap</text:p>
          </table:table-cell>
          <table:table-cell/>
          <table:table-cell office:value-type="string">
            <text:p>_ew'eč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6/07/2014</text:date>, <text:time>13:2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Jacques</meta:initial-creator>
    <meta:creation-date>2014-07-05T14:30:15.28</meta:creation-date>
    <dc:date>2014-07-06T13:25:22.07</dc:date>
    <dc:creator>Guillaume Jacques</dc:creator>
    <meta:editing-duration>PT10H55M51S</meta:editing-duration>
    <meta:editing-cycles>15</meta:editing-cycles>
    <meta:generator>OpenOffice/4.0.1$Win32 OpenOffice.org_project/401m5$Build-9714</meta:generator>
    <meta:document-statistic meta:table-count="3" meta:cell-count="253" meta:object-count="0"/>
  </office:meta>
</office:document-meta>
</file>